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18" office:value-type="string" calcext:value-type="string">
            <text:p>DONE</text:p>
          </table:table-cell>
          <table:table-cell office:value-type="string" calcext:value-type="string">
            <text:p>SV2k23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menu\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ownload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XIT KEY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11" office:value-type="string" calcext:value-type="string">
            <text:p>ESC, LEF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Heaven contacted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5" calcext:value-type="float">
            <text:p>5</text:p>
          </table:table-cell>
          <table:table-cell table:style-name="ce18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Done</text:p>
          </table:table-cell>
          <table:table-cell table:style-name="ce10" table:formula="of:=1-[.B41]/[.B40]" office:value-type="percentage" office:value="0.972222222222222" calcext:value-type="percentage">
            <text:p>97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6" table:formula="of:=COUNTIF([.H1:.H38];&quot;NO&quot;)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TODO</text:p>
          </table:table-cell>
          <table:table-cell table:style-name="ce6" table:formula="of:=COUNTIF([.H2:.H39];&quot;YES&quot;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10" table:formula="of:=1-[.B46]/[.B44]" office:value-type="percentage" office:value="0.972222222222222" calcext:value-type="percentage">
            <text:p>97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Bonuses</text:p>
          </table:table-cell>
          <table:table-cell table:style-name="ce18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Songs</text:p>
          </table:table-cell>
          <table:table-cell table:style-name="ce18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raphics</text:p>
          </table:table-cell>
          <table:table-cell table:style-name="ce18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Intros</text:p>
          </table:table-cell>
          <table:table-cell table:style-name="ce18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Demos</text:p>
          </table:table-cell>
          <table:table-cell table:style-name="ce18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ames</text:p>
          </table:table-cell>
          <table:table-cell table:style-name="ce18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36"/>
          <table:table-cell table:number-columns-repeated="60"/>
        </table:table-row>
        <table:table-row table:style-name="ro1">
          <table:table-cell table:style-name="ce18" office:value-type="string" calcext:value-type="string">
            <text:p>Wilds</text:p>
          </table:table-cell>
          <table:table-cell table:style-name="ce1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23:37:11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3T23:59:12.402000000</dc:date>
    <meta:editing-cycles>798</meta:editing-cycles>
    <meta:editing-duration>P12DT8H32M29S</meta:editing-duration>
    <meta:generator>LibreOffice/7.1.5.2$Windows_x86 LibreOffice_project/85f04e9f809797b8199d13c421bd8a2b025d52b5</meta:generator>
    <meta:document-statistic meta:table-count="3" meta:cell-count="426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